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5.8813in" fo:margin-left="0.5146in" fo:margin-right="0.5292in" table:align="margins"/>
    </style:style>
    <style:style style:name="Table3.A" style:family="table-column">
      <style:table-column-properties style:column-width="2.4063in" style:rel-column-width="26812*"/>
    </style:style>
    <style:style style:name="Table3.B" style:family="table-column">
      <style:table-column-properties style:column-width="3.475in" style:rel-column-width="38723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6" style:family="table">
      <style:table-properties style:width="5.8819in" table:align="center"/>
    </style:style>
    <style:style style:name="Table6.A" style:family="table-column">
      <style:table-column-properties style:column-width="1.8625in"/>
    </style:style>
    <style:style style:name="Table6.B" style:family="table-column">
      <style:table-column-properties style:column-width="4.0194in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6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6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6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Method_20_Body">
      <style:paragraph-properties fo:margin-left="0in" fo:margin-right="0in" fo:text-indent="0in" style:auto-text-indent="false"/>
    </style:style>
    <style:style style:name="P7" style:family="paragraph" style:parent-style-name="Standard">
      <style:text-properties fo:color="#0000ff"/>
    </style:style>
    <style:style style:name="P8" style:family="paragraph" style:parent-style-name="Method_20_Code_20_Listing">
      <style:text-properties fo:color="#000080"/>
    </style:style>
    <style:style style:name="P9" style:family="paragraph" style:parent-style-name="Method_20_Code_20_Listing">
      <style:paragraph-properties>
        <style:tab-stops>
          <style:tab-stop style:position="5.1563in"/>
        </style:tab-stops>
      </style:paragraph-properties>
      <style:text-properties fo:color="#000080"/>
    </style:style>
    <style:style style:name="P10" style:family="paragraph" style:parent-style-name="Code_20_Listing">
      <style:text-properties fo:color="#000080"/>
    </style:style>
    <style:style style:name="P11" style:family="paragraph" style:parent-style-name="Method_20_Body">
      <style:paragraph-properties fo:margin-left="0.4925in" fo:margin-right="0in" fo:text-indent="0in" style:auto-text-indent="false"/>
    </style:style>
    <style:style style:name="P12" style:family="paragraph" style:parent-style-name="Standard" style:list-style-name="L1">
      <style:paragraph-properties fo:margin-left="0.4925in" fo:margin-right="0in" fo:text-indent="-0.25in" style:auto-text-indent="false"/>
    </style:style>
    <style:style style:name="P13" style:family="paragraph" style:parent-style-name="Criteria_20_Title">
      <style:text-properties fo:color="#0000ff"/>
    </style:style>
    <style:style style:name="P14" style:family="paragraph" style:parent-style-name="Criteria_20_Body" style:list-style-name="L1">
      <style:paragraph-properties fo:margin-left="0.4925in" fo:margin-right="0in" fo:text-indent="-0.25in" style:auto-text-indent="false"/>
    </style:style>
    <style:style style:name="P15" style:family="paragraph" style:parent-style-name="Method_20_Title">
      <style:text-properties fo:font-size="11pt" style:font-size-asian="11pt" style:font-size-complex="11pt"/>
    </style:style>
    <style:style style:name="P16" style:family="paragraph" style:parent-style-name="Method_20_Title">
      <style:paragraph-properties fo:break-before="page"/>
    </style:style>
    <style:style style:name="P17" style:family="paragraph" style:parent-style-name="Method_20_Body">
      <style:text-properties fo:font-weight="bold" style:font-weight-asian="bold" style:font-weight-complex="bold"/>
    </style:style>
    <style:style style:name="P18" style:family="paragraph" style:parent-style-name="Method_20_Body" style:list-style-name="L3"/>
    <style:style style:name="P19" style:family="paragraph" style:parent-style-name="Method_20_Body" style:list-style-name="L4"/>
    <style:style style:name="P20" style:family="paragraph" style:parent-style-name="Method_20_Body" style:list-style-name="L7"/>
    <style:style style:name="P21" style:family="paragraph" style:parent-style-name="Method_20_Body" style:list-style-name="L10"/>
    <style:style style:name="P22" style:family="paragraph" style:parent-style-name="Method_20_Body" style:list-style-name="L12"/>
    <style:style style:name="P23" style:family="paragraph" style:parent-style-name="Method_20_Code_20_Listing">
      <style:text-properties fo:color="#000080"/>
    </style:style>
    <style:style style:name="P24" style:family="paragraph" style:parent-style-name="Method_20_Code_20_Listing">
      <style:paragraph-properties>
        <style:tab-stops>
          <style:tab-stop style:position="5.1563in"/>
        </style:tab-stops>
      </style:paragraph-properties>
      <style:text-properties fo:color="#000080"/>
    </style:style>
    <style:style style:name="P25" style:family="paragraph" style:parent-style-name="Method_20_Code_20_Listing">
      <style:paragraph-properties>
        <style:tab-stops>
          <style:tab-stop style:position="5.1563in"/>
        </style:tab-stops>
      </style:paragraph-properties>
      <style:text-properties fo:color="#000080" fo:font-weight="bold" style:font-weight-asian="bold" style:font-weight-complex="bold"/>
    </style:style>
    <style:style style:name="P26" style:family="paragraph" style:parent-style-name="Method_20_Code_20_Listing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Method_20_Code_20_Listing">
      <style:paragraph-properties>
        <style:tab-stops>
          <style:tab-stop style:position="5.1563in"/>
        </style:tab-stops>
      </style:paragraph-properties>
    </style:style>
    <style:style style:name="P28" style:family="paragraph" style:parent-style-name="Method_20_Listing_20_Title">
      <style:paragraph-properties fo:margin-left="0in" fo:margin-right="0in" fo:text-indent="0in" style:auto-text-indent="false" fo:break-before="page"/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 style:font-weight-asian="bold" style:font-weight-complex="bold"/>
    </style:style>
    <style:style style:name="T4" style:family="text">
      <style:text-properties fo:color="#000080" fo:font-style="normal" style:font-style-asian="normal" style:font-style-complex="normal"/>
    </style:style>
    <style:style style:name="T5" style:family="text">
      <style:text-properties fo:font-size="11pt" fo:font-style="normal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DejaVu Serif2" fo:font-size="11pt" style:font-name-asian="Courier New" style:font-size-asian="11pt" style:font-name-complex="Courier New" style:font-size-complex="11pt"/>
    </style:style>
    <style:style style:name="T12" style:family="text">
      <style:text-properties style:font-name="DejaVu Serif2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T13" style:family="text">
      <style:text-properties style:font-name="DejaVu Serif2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14" style:family="text">
      <style:text-properties style:font-name-asian="Courier New" style:font-size-asian="11pt" style:font-name-complex="Courier New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Tests\Testing\Template</text:h>
      <text:p text:style-name="P7"/>
      <text:p text:style-name="Class_20_Description">The <text:span text:style-name="Class_20_Variables">Tests\Testing\Template</text:span> class is a sample test class which demonstrates the minimum requirements for extending the <text:span text:style-name="Class_20_Variables">Library\Testing\Base</text:span> class.</text:p>
      <text:p text:style-name="Class_20_Description"/>
      <text:h text:style-name="P13" text:outline-level="2">Design criteria and considerations</text:h>
      <text:p text:style-name="P7"/>
      <text:p text:style-name="Criteria_20_Body">The <text:span text:style-name="Class_20_Variables">Tests\Testing\Template</text:span> class</text:p>
      <text:p text:style-name="Criteria_20_Body"/>
      <text:list xml:id="list5470359276712056295" text:style-name="L1">
        <text:list-item>
          <text:p text:style-name="P14">extends the <text:span text:style-name="Class_20_Variables">Library\Testing\Base</text:span> class;</text:p>
        </text:list-item>
        <text:list-item>
          <text:p text:style-name="P12">uses the <text:span text:style-name="Class_20_Variables">Tests\Testing</text:span> namespace.</text:p>
        </text:list-item>
      </text:list>
      <text:p text:style-name="P5"/>
      <text:p text:style-name="Criteria_20_Body"/>
      <text:h text:style-name="P28" text:outline-level="4">Class Methods</text:h>
      <text:p text:style-name="Method_20_Body"/>
      <text:p text:style-name="Method_20_Body">The <text:span text:style-name="Class_20_Variables">Tests\Testing\Template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">Method</text:p>
            </table:table-cell>
            <table:table-cell table:style-name="Table3.B1" office:value-type="string">
              <text:p text:style-name="P2">Description</text:p>
            </table:table-cell>
          </table:table-row>
        </table:table-header-rows>
        <table:table-row>
          <table:table-cell table:style-name="Table3.A2" office:value-type="string">
            <text:p text:style-name="P3"><text:a xlink:type="simple" xlink:href="#__construct">__construct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>
          <table:table-cell table:style-name="Table3.A2" office:value-type="string">
            <text:h text:style-name="P15" text:outline-level="5"><text:a xlink:type="simple" xlink:href="#__destruct">__destruct</text:a></text:h>
          </table:table-cell>
          <table:table-cell table:style-name="Table3.B2" office:value-type="string">
            <text:p text:style-name="P6">Class destructor.</text:p>
          </table:table-cell>
        </table:table-row>
        <table:table-row>
          <table:table-cell table:style-name="Table3.A2" office:value-type="string">
            <text:h text:style-name="P16" text:outline-level="5"><text:a xlink:type="simple" xlink:href="#assertionTests">assertionTests</text:a></text:h>
          </table:table-cell>
          <table:table-cell table:style-name="Table3.B2" office:value-type="string">
            <text:p text:style-name="P6">Execute the assertion tests.</text:p>
          </table:table-cell>
        </table:table-row>
        <table:table-row>
          <table:table-cell table:style-name="Table3.A2" office:value-type="string">
            <text:h text:style-name="Method_20_Title" text:outline-level="5"><text:a xlink:type="simple" xlink:href="#a_trueTest">a_trueTest</text:a></text:h>
          </table:table-cell>
          <table:table-cell table:style-name="Table3.B2" office:value-type="string">
            <text:p text:style-name="P6"><text:span text:style-name="Class_20_Variables"><text:span text:style-name="T5">Sample true test assertion.</text:span></text:span></text:p>
          </table:table-cell>
        </table:table-row>
        <table:table-row>
          <table:table-cell table:style-name="Table3.A2" office:value-type="string">
            <text:h text:style-name="Method_20_Title" text:outline-level="5"><text:a xlink:type="simple" xlink:href="#a_falseTest">a_falseTest</text:a></text:h>
          </table:table-cell>
          <table:table-cell table:style-name="Table3.B2" office:value-type="string">
            <text:p text:style-name="P6">Sample false test assertion.</text:p>
          </table:table-cell>
        </table:table-row>
      </table:table>
      <text:p text:style-name="P7"/>
      <text:p text:style-name="P7"/>
      <text:h text:style-name="P16" text:outline-level="5"><text:bookmark-start text:name="__construct"/>__construct<text:bookmark-end text:name="__construct"/></text:h>
      <text:p text:style-name="P7"/>
      <text:p text:style-name="Method_20_Body">Class constructor.</text:p>
      <text:p text:style-name="Method_20_Body"/>
      <text:p text:style-name="P17">Algorithm</text:p>
      <text:p text:style-name="Method_20_Body"/>
      <text:list xml:id="list4485714841734217981" text:style-name="L3">
        <text:list-item>
          <text:p text:style-name="P18">Call the <text:span text:style-name="Class_20_Variables">__construct</text:span> class method of the <text:span text:style-name="T1">parent</text:span> class;</text:p>
        </text:list-item>
        <text:list-item>
          <text:p text:style-name="P18">pass the constants <text:span text:style-name="T1">1</text:span>, <text:span text:style-name="T1">0</text:span>, <text:span text:style-name="T1">0</text:span>, and an array containing '<text:span text:style-name="T1">Library\Testing\Base</text:span>' and '<text:span text:style-name="T1">assertCallback</text:span>' to the <text:span text:style-name="T1">assertSetup</text:span> class method;</text:p>
        </text:list-item>
        <text:list-item>
          <text:p text:style-name="P18">exit.</text:p>
        </text:list-item>
      </text:list>
      <text:p text:style-name="Method_20_Body"/>
      <text:p text:style-name="P17">Implementation</text:p>
      <text:p text:style-name="Method_20_Body"/>
      <text:p text:style-name="P8">/**</text:p>
      <text:p text:style-name="P8"><text:s/>* __construct</text:p>
      <text:p text:style-name="P8"><text:s/>*</text:p>
      <text:p text:style-name="P8"><text:s/>* Class constructor</text:p>
      <text:p text:style-name="P8"><text:s/>*/</text:p>
      <text:p text:style-name="P8">public function __construct()</text:p>
      <text:p text:style-name="P8">{</text:p>
      <text:p text:style-name="Method_20_Code_20_Listing"><text:span text:style-name="T9"><text:tab/></text:span><text:span text:style-name="T3">parent</text:span><text:span text:style-name="T2">::</text:span><text:span text:style-name="T4">__construct()</text:span><text:span text:style-name="T2">;</text:span></text:p>
      <text:p text:style-name="P8"><text:tab/>$this-&gt;assertSetup(1, 0, 0, <text:span text:style-name="T1">array</text:span>('Library\Testing\Base', 'assertCallback'));</text:p>
      <text:p text:style-name="Method_20_Code_20_Listing">}</text:p>
      <text:p text:style-name="Method_20_Body"/>
      <text:p text:style-name="P17">Narrative</text:p>
      <text:p text:style-name="Method_20_Body"/>
      <text:p text:style-name="Method_20_Body">The first step is to call the <text:span text:style-name="Class_20_Variables">Library\Testing\Base</text:span> constructor using the PHP <text:span text:style-name="T1">parent</text:span> scope resolution operator, used to access overriden super-class methods.</text:p>
      <text:p text:style-name="Method_20_Body"/>
      <text:p text:style-name="Method_20_Body">The assertSetup method, defined in <text:span text:style-name="Class_20_Variables">Library\Testing\Base</text:span>, is called to set the PHP <text:span text:style-name="T1">assert</text:span> options. <text:s/>Refer to the <text:span text:style-name="Class_20_Variables">Library\Testing\Base</text:span> class documentation for more details.</text:p>
      <text:p text:style-name="Method_20_Body"/>
      <text:p text:style-name="Method_20_Body"/>
      <text:p text:style-name="Method_20_Body"/>
      <text:h text:style-name="P16" text:outline-level="5"><text:bookmark-start text:name="__destruct"/>__destruct<text:bookmark-end text:name="__destruct"/></text:h>
      <text:p text:style-name="Method_20_Body"/>
      <text:p text:style-name="Method_20_Body">The class destructor.</text:p>
      <text:p text:style-name="Method_20_Body"/>
      <text:p text:style-name="P17">Algorithm</text:p>
      <text:p text:style-name="Method_20_Body"/>
      <text:list xml:id="list1373167244852168075" text:style-name="L4">
        <text:list-item>
          <text:p text:style-name="P19">Call the <text:span text:style-name="T1">__destruct</text:span> class method of the <text:span text:style-name="T1">parent</text:span> class;</text:p>
        </text:list-item>
        <text:list-item>
          <text:p text:style-name="P19">exit.</text:p>
          <text:p text:style-name="P19"/>
        </text:list-item>
      </text:list>
      <text:p text:style-name="P17">Implementation</text:p>
      <text:p text:style-name="Method_20_Body"/>
      <text:p text:style-name="P8">/**</text:p>
      <text:p text:style-name="P8"><text:s/>* __destruct</text:p>
      <text:p text:style-name="P8"><text:s/>*</text:p>
      <text:p text:style-name="P8"><text:s/>* Class destructor.</text:p>
      <text:p text:style-name="P8"><text:s/>*/</text:p>
      <text:p text:style-name="P8"><text:span text:style-name="T1">public function </text:span>__destruct()</text:p>
      <text:p text:style-name="P8">{</text:p>
      <text:p text:style-name="P8"><text:tab/><text:span text:style-name="T1">parent</text:span>::<text:span text:style-name="T8">__destruct</text:span>();</text:p>
      <text:p text:style-name="P8">}</text:p>
      <text:p text:style-name="Method_20_Body"/>
      <text:p text:style-name="P17">Narrative</text:p>
      <text:p text:style-name="Method_20_Body"/>
      <text:p text:style-name="Method_20_Body">The <text:span text:style-name="Class_20_Variables">Library\Testing\Base</text:span> destructor is called using the PHP <text:span text:style-name="T1">parent</text:span> scope resolution operator, used to access overriden super-class methods.</text:p>
      <text:p text:style-name="Method_20_Body"/>
      <text:p text:style-name="Method_20_Body"/>
      <text:h text:style-name="P16" text:outline-level="5"><text:bookmark-start text:name="assertionTests"/><text:span text:style-name="Class_20_Variables"><text:span text:style-name="T7">assertionTests</text:span></text:span><text:bookmark-end text:name="assertionTests"/></text:h>
      <text:p text:style-name="Method_20_Body"/>
      <text:p text:style-name="Method_20_Body">Performs the assertion test steps.</text:p>
      <text:p text:style-name="Method_20_Body"/>
      <text:p text:style-name="P17">Algorithm</text:p>
      <text:p text:style-name="Method_20_Body"/>
      <text:list xml:id="list5510314899579397981" text:style-name="L7">
        <text:list-item>
          <text:p text:style-name="P20">Accept <text:span text:style-name="Class_20_Variables">logger</text:span> as the optional name of the logger to use;</text:p>
        </text:list-item>
        <text:list-item>
          <text:p text:style-name="P20">accept <text:span text:style-name="Class_20_Variables">format</text:span> as the optional log output format;</text:p>
        </text:list-item>
        <text:list-item>
          <text:p text:style-name="P20">assign the <text:span text:style-name="Class_20_Variables">eolSequence</text:span> property of the <text:span text:style-name="Class_20_Variables">properties</text:span> class property to the <text:span text:style-name="Class_20_Variables">eolSequence</text:span> class property;</text:p>
        </text:list-item>
        <text:list-item>
          <text:p text:style-name="P20">if <text:span text:style-name="Class_20_Variables">logger</text:span> is null, goto step <text:span text:style-name="T1">6</text:span>;</text:p>
        </text:list-item>
        <text:list-item>
          <text:p text:style-name="P20">pass <text:span text:style-name="Class_20_Variables">logger</text:span> and <text:span text:style-name="Class_20_Variables">format</text:span> to the <text:span text:style-name="T1">assertStartLogger</text:span> class method;</text:p>
        </text:list-item>
        <text:list-item>
          <text:p text:style-name="P20">pass <text:span text:style-name="T1">false</text:span> to the <text:span text:style-name="T1">assertFailures</text:span> class method;</text:p>
        </text:list-item>
        <text:list-item>
          <text:p text:style-name="P20">call the <text:span text:style-name="T1">a_trueTest</text:span> class method;</text:p>
        </text:list-item>
        <text:list-item>
          <text:p text:style-name="P20">call the <text:span text:style-name="T1">a_falseTest</text:span> class method;</text:p>
        </text:list-item>
        <text:list-item>
          <text:p text:style-name="P20">exit.</text:p>
          <text:p text:style-name="P20"/>
        </text:list-item>
      </text:list>
      <text:p text:style-name="P17">Implementation</text:p>
      <text:p text:style-name="Method_20_Body"/>
      <text:p text:style-name="P9">/**</text:p>
      <text:p text:style-name="P9"><text:s/>* assertionTests</text:p>
      <text:p text:style-name="P9"><text:s/>*</text:p>
      <text:p text:style-name="P9"><text:s/>* run the current assertion test steps</text:p>
      <text:p text:style-name="P9"><text:s/>* <text:span text:style-name="T1">@param</text:span> string $logger = (optional) name of the logger to use, null for none</text:p>
      <text:p text:style-name="P9"><text:s/>* <text:span text:style-name="T1">@param</text:span> string $format = (optional) log output format </text:p>
      <text:p text:style-name="P9"><text:s/>*/</text:p>
      <text:p text:style-name="P9"><text:span text:style-name="T1">public function </text:span>assertionTests($logger=<text:span text:style-name="T1">null</text:span>, $format=<text:span text:style-name="T1">null</text:span>)</text:p>
      <text:p text:style-name="P9">{</text:p>
      <text:p text:style-name="P9"><text:s text:c="4"/>$this-&gt;eolSequence = $this-&gt;properties-&gt;eolSequence;</text:p>
      <text:p text:style-name="P25"><text:s text:c="4"/></text:p>
      <text:p text:style-name="P9"><text:span text:style-name="T1"><text:s text:c="4"/>if </text:span>($logger !== <text:span text:style-name="T1">null</text:span>)</text:p>
      <text:p text:style-name="P9"><text:s text:c="4"/>{</text:p>
      <text:p text:style-name="P9"><text:s text:c="8"/>$this-&gt;assertStartLogger($logger, $format);</text:p>
      <text:p text:style-name="P9"><text:s text:c="4"/>}</text:p>
      <text:p text:style-name="P9"><text:s text:c="4"/></text:p>
      <text:p text:style-name="P9"><text:s text:c="4"/>$this-&gt;assertFailures(<text:span text:style-name="T1">false</text:span>);</text:p>
      <text:p text:style-name="P9"><text:s text:c="4"/><text:tab/></text:p>
      <text:p text:style-name="P9"><text:s text:c="4"/>$this-&gt;a_trueTest();</text:p>
      <text:p text:style-name="P9"><text:s text:c="4"/>$this-&gt;a_falseTest();</text:p>
      <text:p text:style-name="P27"><text:span text:style-name="T2">}</text:span></text:p>
      <text:p text:style-name="Method_20_Body"/>
      <text:p text:style-name="P17">Narrative</text:p>
      <text:p text:style-name="Method_20_Body"/>
      <text:p text:style-name="Method_20_Body">The <text:span text:style-name="Class_20_Variables">assertionTests method</text:span> expects two optional parameters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Parameter</text:p>
          </table:table-cell>
          <table:table-cell table:style-name="Table6.B1" office:value-type="string">
            <text:p text:style-name="P2">Description</text:p>
          </table:table-cell>
        </table:table-row>
        <table:table-row>
          <table:table-cell table:style-name="Table6.A2" office:value-type="string">
            <text:p text:style-name="P4">$logger</text:p>
          </table:table-cell>
          <table:table-cell table:style-name="Table6.B2" office:value-type="string">
            <text:p text:style-name="Standard">Name of the logger to use, null to use the default.</text:p>
          </table:table-cell>
        </table:table-row>
        <table:table-row>
          <table:table-cell table:style-name="Table6.A2" office:value-type="string">
            <text:p text:style-name="P4">$format</text:p>
          </table:table-cell>
          <table:table-cell table:style-name="Table6.B2" office:value-type="string">
            <text:p text:style-name="Standard">Log output format.</text:p>
          </table:table-cell>
        </table:table-row>
      </table:table>
      <text:p text:style-name="Method_20_Body"/>
      <text:p text:style-name="Method_20_Body">The <text:span text:style-name="Class_20_Variables">eolSequence</text:span> class property is set to the value set by <text:span text:style-name="Class_20_Variables">Library\Testing\Runner</text:span> class in the <text:span text:style-name="Class_20_Variables">eolSequence</text:span> property of the <text:span text:style-name="Class_20_Variables">properties</text:span> class property.</text:p>
      <text:p text:style-name="Method_20_Body"/>
      <text:p text:style-name="Method_20_Body">If the <text:span text:style-name="Class_20_Variables">$logger</text:span> parameter is not <text:span text:style-name="T1">null</text:span>, the <text:span text:style-name="Class_20_Variables">assertStartLogger</text:span> method is passed the <text:soft-page-break/>values in the <text:span text:style-name="Class_20_Variables">$logger</text:span> and <text:span text:style-name="Class_20_Variables">$format</text:span> parameters to start the test logger.</text:p>
      <text:p text:style-name="Method_20_Body"/>
      <text:p text:style-name="Method_20_Body">The <text:span text:style-name="Class_20_Variables">assertFailures</text:span> method is passed a value of <text:span text:style-name="T1">false</text:span> to disable the reporting of assert failures.</text:p>
      <text:p text:style-name="Method_20_Body"/>
      <text:p text:style-name="Method_20_Body">The remainder of the <text:span text:style-name="Class_20_Variables">assertionTests</text:span> method is dedicated to the implementation of the steps required to completely exercise the methods and functionality of the class under test.</text:p>
      <text:p text:style-name="Method_20_Body"/>
      <text:p text:style-name="Method_20_Body"/>
      <text:p text:style-name="Method_20_Body"/>
      <text:h text:style-name="P16" text:outline-level="5"><text:bookmark-start text:name="a_trueTest"/>a_trueTest<text:bookmark-end text:name="a_trueTest"/></text:h>
      <text:p text:style-name="Method_20_Body"/>
      <text:p text:style-name="Method_20_Body">A sample of calling the <text:span text:style-name="Class_20_Variables">asertTrue</text:span> method with a true assertion.</text:p>
      <text:p text:style-name="Method_20_Body"/>
      <text:p text:style-name="P17">Algorithm</text:p>
      <text:p text:style-name="Method_20_Body"/>
      <text:list xml:id="list8958930238752065791" text:style-name="L10">
        <text:list-item>
          <text:p text:style-name="P21">Create a command string containing '<text:span text:style-name="T1">(1 + 1) == 2;</text:span>';</text:p>
        </text:list-item>
        <text:list-item>
          <text:p text:style-name="P21">assign the command string to <text:span text:style-name="Class_20_Variables">assertion</text:span>;</text:p>
        </text:list-item>
        <text:list-item>
          <text:p text:style-name="P21"><text:span text:style-name="T11">pass </text:span><text:span text:style-name="Class_20_Variables"><text:span text:style-name="T14">assertion</text:span></text:span><text:span text:style-name="T11">, and an assertion message to be printed, to the </text:span><text:span text:style-name="T12">assertTrue</text:span><text:span text:style-name="T11"> class method;</text:span></text:p>
        </text:list-item>
        <text:list-item>
          <text:p text:style-name="P21"><text:span text:style-name="T11">if the result is </text:span><text:span text:style-name="T12">true</text:span><text:span text:style-name="T11">, goto step </text:span><text:span text:style-name="T12">8;</text:span></text:p>
        </text:list-item>
        <text:list-item>
          <text:p text:style-name="P21"><text:span text:style-name="T11">pass the string '</text:span><text:span text:style-name="T12">(1 + 1) != 2</text:span><text:span text:style-name="T11">' to the </text:span><text:span text:style-name="T12">assertLogMessaage</text:span><text:span text:style-name="T11"> class method;</text:span></text:p>
        </text:list-item>
        <text:list-item>
          <text:p text:style-name="P21"><text:span text:style-name="T11">exit the </text:span><text:span text:style-name="T12">phpTest</text:span><text:span text:style-name="T11"> application with a result of </text:span><text:span text:style-name="T12">1</text:span><text:span text:style-name="T11">;</text:span></text:p>
        </text:list-item>
        <text:list-item>
          <text:p text:style-name="P21"><text:span text:style-name="T11">pass the string '</text:span><text:span text:style-name="T12">Test result is TRUE</text:span><text:span text:style-name="T11">' to </text:span><text:span text:style-name="T12">assertLogMessage</text:span><text:span text:style-name="T11">;</text:span></text:p>
        </text:list-item>
        <text:list-item>
          <text:p text:style-name="P21"><text:span text:style-name="T11">exit.</text:span></text:p>
        </text:list-item>
      </text:list>
      <text:p text:style-name="Method_20_Body"/>
      <text:p text:style-name="P17">Implementation</text:p>
      <text:p text:style-name="Method_20_Body"/>
      <text:p text:style-name="P8">/**</text:p>
      <text:p text:style-name="P8"><text:s/>* a_trueTest</text:p>
      <text:p text:style-name="P8"><text:s/>* </text:p>
      <text:p text:style-name="P8"><text:s/>* A sample of calling the asertTrue method with a true statement</text:p>
      <text:p text:style-name="P8"><text:s/>*/</text:p>
      <text:p text:style-name="P8"><text:span text:style-name="T1">public function </text:span>a_trueTest()</text:p>
      <text:p text:style-name="P8">{</text:p>
      <text:p text:style-name="P8"><text:tab/>$this-&gt;labelBlock('True Test', 40);</text:p>
      <text:p text:style-name="P8"><text:s text:c="4"/><text:tab/></text:p>
      <text:p text:style-name="P8"><text:s text:c="4"/><text:tab/>$assertion = '(1 + 1) == 2;';</text:p>
      <text:p text:style-name="P8"><text:s text:c="4"/><text:tab/><text:span text:style-name="T1">if </text:span>(! $this-&gt;assertTrue($assertion, sprintf('Asserting: %s', $assertion)))</text:p>
      <text:p text:style-name="P8"><text:s text:c="4"/><text:tab/>{</text:p>
      <text:p text:style-name="P8"><text:s text:c="4"/><text:tab/><text:tab/>$this-&gt;assertLogMessage('(1 + 1) != 2');</text:p>
      <text:p text:style-name="P8"><text:s text:c="4"/><text:tab/><text:tab/><text:span text:style-name="T1">exit</text:span>(1);</text:p>
      <text:p text:style-name="P8"><text:s text:c="4"/><text:tab/>}</text:p>
      <text:p text:style-name="P8"><text:s text:c="4"/><text:tab/>$this-&gt;assertLogMessage('Test result is TRUE');</text:p>
      <text:p text:style-name="P26">}</text:p>
      <text:p text:style-name="Method_20_Body"/>
      <text:p text:style-name="P17">Narrative</text:p>
      <text:p text:style-name="Method_20_Body"/>
      <text:p text:style-name="Method_20_Body">The <text:span text:style-name="Class_20_Variables">labelBlock</text:span> method is passed a block title ('<text:span text:style-name="T1">True Test</text:span>') and a block size (<text:span text:style-name="T1">40 characters</text:span>) to be output to the current logging device(s).</text:p>
      <text:p text:style-name="Method_20_Body"/>
      <text:p text:style-name="Method_20_Body">A true assertion of '<text:span text:style-name="T6">1 + 1 == 2</text:span>' is set in the <text:span text:style-name="Class_20_Variables">$assertion</text:span> method variable and passed to the <text:span text:style-name="Class_20_Variables">assertTrue</text:span> method, along with a message to be output to the current logging device(s).</text:p>
      <text:p text:style-name="Method_20_Body"/>
      <text:p text:style-name="Method_20_Body">If the value returned from the <text:span text:style-name="Class_20_Variables">assertTrue</text:span> method is false, </text:p>
      <text:p text:style-name="Method_20_Body"/>
      <text:p text:style-name="P11">the <text:span text:style-name="Class_20_Variables">assertLogMessage</text:span> class method is called to output a message <text:span text:style-name="T1">('1 + 1 != 2)</text:span>';</text:p>
      <text:p text:style-name="P11"/>
      <text:p text:style-name="P11">the test program, <text:span text:style-name="T1">phpTest</text:span>, is exited.</text:p>
      <text:p text:style-name="Method_20_Body"/>
      <text:p text:style-name="Method_20_Body">The <text:span text:style-name="Class_20_Variables">assertLogMessage</text:span> class method is called to output the message '<text:span text:style-name="T1">Test result is TRUE</text:span>'.</text:p>
      <text:h text:style-name="Method_20_Title" text:outline-level="5"><text:bookmark-start text:name="a_falseTest"/><text:soft-page-break/>a_false<text:bookmark-end text:name="a_falseTest"/>Test</text:h>
      <text:p text:style-name="Method_20_Body"/>
      <text:p text:style-name="Method_20_Body">A sample of calling the <text:span text:style-name="Class_20_Variables">asertFalse</text:span> method with a false assertion.</text:p>
      <text:p text:style-name="Method_20_Body"/>
      <text:p text:style-name="P17">Algorithm</text:p>
      <text:p text:style-name="Method_20_Body"/>
      <text:list xml:id="list6990944824095204057" text:style-name="L12">
        <text:list-item>
          <text:p text:style-name="P22">Create a command string containing '<text:span text:style-name="T1">(1 + 1) == 3;</text:span>';</text:p>
        </text:list-item>
        <text:list-item>
          <text:p text:style-name="P22">assign the command string to <text:span text:style-name="Class_20_Variables">assertion</text:span>;</text:p>
        </text:list-item>
        <text:list-item>
          <text:p text:style-name="P22"><text:span text:style-name="T11">pass </text:span><text:span text:style-name="Class_20_Variables"><text:span text:style-name="T14">assertion</text:span></text:span><text:span text:style-name="T11">, and an assertion message to be printed, to the </text:span><text:span text:style-name="T12">assertFalse</text:span><text:span text:style-name="T11"> class method;</text:span></text:p>
        </text:list-item>
        <text:list-item>
          <text:p text:style-name="P22"><text:span text:style-name="T11">if the result is </text:span><text:span text:style-name="T12">true</text:span><text:span text:style-name="T11">, goto step </text:span><text:span text:style-name="T12">7</text:span><text:span text:style-name="T13">;</text:span></text:p>
        </text:list-item>
        <text:list-item>
          <text:p text:style-name="P22"><text:span text:style-name="T11">pass the string '</text:span><text:span text:style-name="T12">(1 + 1) == 3</text:span><text:span text:style-name="T11">' to the </text:span><text:span text:style-name="T12">assertLogMessaage</text:span><text:span text:style-name="T11"> class method;</text:span></text:p>
        </text:list-item>
        <text:list-item>
          <text:p text:style-name="P22"><text:span text:style-name="T11">exit the </text:span><text:span text:style-name="T12">phpTest</text:span><text:span text:style-name="T11"> application with a result of </text:span><text:span text:style-name="T12">1</text:span><text:span text:style-name="T11">;</text:span></text:p>
        </text:list-item>
        <text:list-item>
          <text:p text:style-name="P22"><text:span text:style-name="T11">pass the string '</text:span><text:span text:style-name="T12">Test result is FALSE</text:span><text:span text:style-name="T11">' to </text:span><text:span text:style-name="T12">assertLogMessage</text:span><text:span text:style-name="T11">;</text:span></text:p>
        </text:list-item>
        <text:list-item>
          <text:p text:style-name="P22"><text:span text:style-name="T11">exit.</text:span></text:p>
        </text:list-item>
      </text:list>
      <text:p text:style-name="Method_20_Body"/>
      <text:p text:style-name="P17">Implementation</text:p>
      <text:p text:style-name="Method_20_Body"/>
      <text:p text:style-name="P8">/**</text:p>
      <text:p text:style-name="P8"><text:s/>* a_falseTest</text:p>
      <text:p text:style-name="P8"><text:s/>* </text:p>
      <text:p text:style-name="P8"><text:s/>* A sample of calling the asertFalse method with a false assertion</text:p>
      <text:p text:style-name="P8"><text:s/>*/</text:p>
      <text:p text:style-name="P8"><text:span text:style-name="T1">public function </text:span>a_falseTest()</text:p>
      <text:p text:style-name="P8">{</text:p>
      <text:p text:style-name="P8"><text:tab/>$this-&gt;labelBlock('False Test', 40);</text:p>
      <text:p text:style-name="P8"><text:s text:c="4"/><text:tab/></text:p>
      <text:p text:style-name="P8"><text:s text:c="4"/><text:tab/>$assertion = '(1 + 1) == 3;';</text:p>
      <text:p text:style-name="P8"><text:s text:c="4"/><text:tab/><text:span text:style-name="T1">if </text:span>(! $this-&gt;assertFalse($assertion, sprintf('Asserting: %s', $assertion)))</text:p>
      <text:p text:style-name="P8"><text:s text:c="4"/><text:tab/>{</text:p>
      <text:p text:style-name="P8"><text:s text:c="4"/><text:tab/><text:tab/>$this-&gt;assertLogMessage('(1 + 1) == 3');</text:p>
      <text:p text:style-name="P8"><text:s text:c="4"/><text:tab/><text:tab/><text:span text:style-name="T1">exit</text:span>(1);</text:p>
      <text:p text:style-name="P8"><text:s text:c="4"/><text:tab/>}</text:p>
      <text:p text:style-name="P8"/>
      <text:p text:style-name="P8"><text:s text:c="4"/><text:tab/>$this-&gt;assertLogMessage('Test result is FALSE');</text:p>
      <text:p text:style-name="P26">}</text:p>
      <text:p text:style-name="Method_20_Body"/>
      <text:p text:style-name="Method_20_Body">The <text:span text:style-name="Class_20_Variables">labelBlock</text:span> method is passed a block title ('<text:span text:style-name="T1">False Test</text:span>') and a block size (<text:span text:style-name="T1">40 characters</text:span>) to be output to the current logging device(s).</text:p>
      <text:p text:style-name="Method_20_Body"/>
      <text:p text:style-name="Method_20_Body">A true assertion of '<text:span text:style-name="T6">1 + 1 == 3</text:span>' is set in the <text:span text:style-name="Class_20_Variables">$assertion</text:span> method variable and passed to the <text:span text:style-name="Class_20_Variables">assertFalse</text:span> method, along with a message to be output to the current logging device(s).</text:p>
      <text:p text:style-name="Method_20_Body"/>
      <text:p text:style-name="Method_20_Body">If the value returned from the <text:span text:style-name="Class_20_Variables">assertFalse</text:span> method is false, </text:p>
      <text:p text:style-name="Method_20_Body"/>
      <text:p text:style-name="P11">the <text:span text:style-name="Class_20_Variables">assertLogMessage</text:span> class method is called to output a message <text:span text:style-name="T1">('1 + 1 == 3)</text:span>';</text:p>
      <text:p text:style-name="P11"/>
      <text:p text:style-name="P11">the test program, <text:span text:style-name="T1">phpTest</text:span>, is exited.</text:p>
      <text:p text:style-name="P11"/>
      <text:p text:style-name="Method_20_Body">The <text:span text:style-name="Class_20_Variables">assertLogMessage</text:span> class method is called to output the message '<text:span text:style-name="T1">Test result is FALSE</text:span>'.</text:p>
      <text:p text:style-name="Method_20_Body"/>
      <text:h text:style-name="Coding_20_Title" text:outline-level="3"><text:soft-page-break/>Source Listing</text:h>
      <text:p text:style-name="Coding_20_Body"/>
      <text:p text:style-name="P10">&lt;?php</text:p>
      <text:p text:style-name="P10"><text:span text:style-name="T1">namespace </text:span>Tests\Testing;</text:p>
      <text:p text:style-name="P10"/>
      <text:p text:style-name="P10">/*</text:p>
      <text:p text:style-name="P10"><text:s/>*<text:tab/>Testing\Template is copyright © 2012, 2013. EarthWalk Software.</text:p>
      <text:p text:style-name="P10"><text:s/>* <text:tab/>Licensed under the Academic Free License version 3.0</text:p>
      <text:p text:style-name="P10"><text:s/>* <text:s text:c="4"/>Refer to the file named License.txt provided with the source, </text:p>
      <text:p text:style-name="P10"><text:s/>* <text:s text:c="10"/>or from http://opensource.org/licenses/academic.php</text:p>
      <text:p text:style-name="P10"><text:s/>*/</text:p>
      <text:p text:style-name="P10">/**</text:p>
      <text:p text:style-name="P10"><text:s/>* Template</text:p>
      <text:p text:style-name="P10"><text:s/>*</text:p>
      <text:p text:style-name="P10"><text:s/>* Testing\Template sample test.</text:p>
      <text:p text:style-name="P10"><text:s/>* <text:span text:style-name="T1">@author</text:span> Jay Wheeler</text:p>
      <text:p text:style-name="P10"><text:s/>* <text:span text:style-name="T1">@version</text:span> 1.0</text:p>
      <text:p text:style-name="P10"><text:s/>* <text:span text:style-name="T1">@copyright</text:span> © 2012, 2013 EarthWalk Software.</text:p>
      <text:p text:style-name="P10"><text:s/>* <text:span text:style-name="T1">@license</text:span> Licensed under the Academic Free License version 3.0.</text:p>
      <text:p text:style-name="P10"><text:s/>* <text:span text:style-name="T1">@package</text:span> Tests</text:p>
      <text:p text:style-name="P10"><text:s/>* <text:span text:style-name="T1">@subpackage</text:span> Testing</text:p>
      <text:p text:style-name="P10"><text:s/>*/</text:p>
      <text:p text:style-name="P10"><text:span text:style-name="T1">class </text:span>Template <text:span text:style-name="T1">extends </text:span>\Library\Testing\Base</text:p>
      <text:p text:style-name="P10">{</text:p>
      <text:p text:style-name="P10"><text:tab/>/**</text:p>
      <text:p text:style-name="P10"><text:tab/> * __construct</text:p>
      <text:p text:style-name="P10"><text:tab/> *</text:p>
      <text:p text:style-name="P10"><text:tab/> * Class constructor - pass parameters on to parent class</text:p>
      <text:p text:style-name="P10"><text:tab/> */</text:p>
      <text:p text:style-name="P10"><text:tab/><text:span text:style-name="T1">public function </text:span>__construct()</text:p>
      <text:p text:style-name="P10"><text:tab/>{</text:p>
      <text:p text:style-name="P10"><text:tab/><text:tab/><text:span text:style-name="T1">parent</text:span>::<text:span text:style-name="T8">__construct</text:span>();</text:p>
      <text:p text:style-name="P10"><text:tab/><text:tab/>$this-&gt;assertSetup(1, 0, 0, <text:span text:style-name="T1">array</text:span>('Library\Testing\Base', 'assertCallback'));</text:p>
      <text:p text:style-name="P10"><text:tab/>}</text:p>
      <text:p text:style-name="P10"/>
      <text:p text:style-name="P10"><text:tab/>/**</text:p>
      <text:p text:style-name="P10"><text:tab/> * __destruct</text:p>
      <text:p text:style-name="P10"><text:tab/> *</text:p>
      <text:p text:style-name="P10"><text:tab/> * Class destructor.</text:p>
      <text:p text:style-name="P10"><text:tab/> */</text:p>
      <text:p text:style-name="P10"><text:tab/><text:span text:style-name="T1">public function </text:span>__destruct()</text:p>
      <text:p text:style-name="P10"><text:tab/>{</text:p>
      <text:p text:style-name="P10"><text:tab/><text:tab/><text:span text:style-name="T1">parent</text:span>::<text:span text:style-name="T8">__destruct</text:span>();</text:p>
      <text:p text:style-name="P10"><text:tab/>}</text:p>
      <text:p text:style-name="P10"/>
      <text:p text:style-name="P10"><text:tab/>/**</text:p>
      <text:p text:style-name="P10"><text:s text:c="8"/>* assertionTests</text:p>
      <text:p text:style-name="P10"><text:s text:c="8"/>*</text:p>
      <text:p text:style-name="P10"><text:s text:c="8"/>* run the current assertion test steps</text:p>
      <text:p text:style-name="P10"><text:s text:c="8"/>* <text:span text:style-name="T1">@param</text:span> string $logger = (optional) name of the logger to use, null for none</text:p>
      <text:p text:style-name="P10"><text:s text:c="8"/>* <text:span text:style-name="T1">@param</text:span> string $format = (optional) log output format </text:p>
      <text:p text:style-name="P10"><text:s text:c="8"/>*/</text:p>
      <text:p text:style-name="P10"><text:s text:c="7"/><text:span text:style-name="T1">public function </text:span>assertionTests($logger=<text:span text:style-name="T1">null</text:span>, $format=<text:span text:style-name="T1">null</text:span>)</text:p>
      <text:p text:style-name="P10"><text:s text:c="7"/>{</text:p>
      <text:p text:style-name="P10"><text:s text:c="4"/><text:tab/> <text:s text:c="5"/>$this-&gt;eolSequence = $this-&gt;properties-&gt;eolSequence;</text:p>
      <text:p text:style-name="P10"/>
      <text:p text:style-name="P10"><text:tab/><text:tab/><text:span text:style-name="T1">if </text:span>($logger !== <text:span text:style-name="T1">null</text:span>)</text:p>
      <text:p text:style-name="P10"><text:tab/><text:tab/>{</text:p>
      <text:p text:style-name="P10"><text:tab/><text:tab/><text:tab/>$this-&gt;assertStartLogger($logger, $format);</text:p>
      <text:p text:style-name="P10"><text:tab/><text:tab/>}</text:p>
      <text:p text:style-name="P10"/>
      <text:p text:style-name="P10"><text:soft-page-break/><text:s text:c="4"/><text:tab/> <text:s text:c="5"/>$this-&gt;assertFailures(<text:span text:style-name="T1">false</text:span>);</text:p>
      <text:p text:style-name="P10"><text:s text:c="4"/><text:tab/></text:p>
      <text:p text:style-name="P10"><text:s text:c="4"/><text:tab/> <text:s text:c="5"/>$this-&gt;a_trueTest();</text:p>
      <text:p text:style-name="P10"><text:s text:c="4"/><text:tab/> <text:s text:c="5"/>$this-&gt;a_falseTest();</text:p>
      <text:p text:style-name="P10"><text:s text:c="7"/>}</text:p>
      <text:p text:style-name="P10"/>
      <text:p text:style-name="P10"><text:s text:c="7"/>/**</text:p>
      <text:p text:style-name="P10"><text:s text:c="8"/>* a_trueTest</text:p>
      <text:p text:style-name="P10"><text:s text:c="8"/>* </text:p>
      <text:p text:style-name="P10"><text:s text:c="8"/>* A sample of calling the asertTrue method with a true assertion</text:p>
      <text:p text:style-name="P10"><text:s text:c="8"/>*/</text:p>
      <text:p text:style-name="P10"><text:s text:c="7"/><text:span text:style-name="T1">public function </text:span>a_trueTest()</text:p>
      <text:p text:style-name="P10"><text:s text:c="7"/>{</text:p>
      <text:p text:style-name="P10"><text:s text:c="4"/><text:tab/> <text:s text:c="5"/>$this-&gt;labelBlock('True Test', 40);</text:p>
      <text:p text:style-name="P10"><text:s text:c="4"/><text:tab/></text:p>
      <text:p text:style-name="P10"><text:s text:c="4"/><text:tab/> <text:s text:c="5"/>$assertion = '(1 + 1) == 2;';</text:p>
      <text:p text:style-name="P10"><text:s text:c="4"/><text:tab/> <text:s text:c="5"/><text:span text:style-name="T1">if </text:span>(! $this-&gt;assertTrue($assertion, sprintf('Asserting: %s', $assertion)))</text:p>
      <text:p text:style-name="P10"><text:s text:c="4"/><text:tab/> <text:s text:c="5"/>{</text:p>
      <text:p text:style-name="P10"><text:s text:c="4"/><text:tab/><text:tab/> <text:s text:c="5"/>$this-&gt;assertLogMessage('(1 + 1) != 2');</text:p>
      <text:p text:style-name="P10"><text:s text:c="4"/><text:tab/><text:tab/> <text:s text:c="5"/><text:span text:style-name="T1">exit</text:span>(1);</text:p>
      <text:p text:style-name="P10"><text:s text:c="4"/><text:tab/> <text:s text:c="5"/>}</text:p>
      <text:p text:style-name="P10"/>
      <text:p text:style-name="P10"><text:s text:c="4"/><text:tab/> <text:s text:c="5"/>$this-&gt;assertLogMessage('Test result is TRUE');</text:p>
      <text:p text:style-name="P10"><text:s text:c="7"/>}</text:p>
      <text:p text:style-name="P10"/>
      <text:p text:style-name="P10"><text:s text:c="7"/>/**</text:p>
      <text:p text:style-name="P10"><text:s text:c="8"/>* a_falseTest</text:p>
      <text:p text:style-name="P10"><text:s text:c="8"/>* </text:p>
      <text:p text:style-name="P10"><text:s text:c="8"/>* A sample of calling the assertFalse method with a false assertion</text:p>
      <text:p text:style-name="P10"><text:s text:c="8"/>*/</text:p>
      <text:p text:style-name="P10"><text:s text:c="7"/><text:span text:style-name="T1">public function </text:span>a_falseTest()</text:p>
      <text:p text:style-name="P10"><text:s text:c="7"/>{</text:p>
      <text:p text:style-name="P10"><text:s text:c="4"/><text:tab/> <text:s text:c="5"/>$this-&gt;labelBlock('False Test', 40);</text:p>
      <text:p text:style-name="P10"><text:s text:c="4"/><text:tab/></text:p>
      <text:p text:style-name="P10"><text:s text:c="4"/><text:tab/> <text:s text:c="5"/>$assertion = '(1 + 1) == 3;';</text:p>
      <text:p text:style-name="P10"><text:s text:c="4"/><text:tab/> <text:s text:c="5"/><text:span text:style-name="T1">if </text:span>(! $this-&gt;assertFalse($assertion, sprintf('Asserting: %s', $assertion)))</text:p>
      <text:p text:style-name="P10"><text:s text:c="4"/><text:tab/> <text:s text:c="5"/>{</text:p>
      <text:p text:style-name="P10"><text:s text:c="4"/><text:tab/><text:tab/> <text:s text:c="5"/>$this-&gt;assertLogMessage('(1 + 1) == 3');</text:p>
      <text:p text:style-name="P10"><text:s text:c="4"/><text:tab/><text:tab/> <text:s text:c="5"/><text:span text:style-name="T1">exit</text:span>(1);</text:p>
      <text:p text:style-name="P10"><text:s text:c="4"/><text:tab/> <text:s text:c="5"/>}</text:p>
      <text:p text:style-name="P10"/>
      <text:p text:style-name="P10"><text:s text:c="4"/><text:tab/> <text:s text:c="5"/>$this-&gt;assertLogMessage('Test result is FALSE');</text:p>
      <text:p text:style-name="P10"><text:s text:c="7"/>}</text:p>
      <text:p text:style-name="P10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="100%" fo:margin-left="0in" fo:margin-right="0in" fo:margin-top="0in" fo:margin-bottom="0in" fo:text-indent="0in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="100%" fo:margin-left="0.2756in" fo:margin-right="0in" fo:margin-top="0in" fo:margin-bottom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="100%" fo:margin-left="0.2756in" fo:margin-right="0in" fo:margin-top="0in" fo:margin-bottom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="100%" fo:margin-left="0in" fo:margin-right="0in" fo:margin-top="0in" fo:margin-bottom="0in" fo:text-indent="0in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="100%" fo:margin-left="0.472in" fo:margin-right="0in" fo:margin-top="0in" fo:margin-bottom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="100%" fo:margin-left="0in" fo:margin-right="0in" fo:margin-top="0in" fo:margin-bottom="0in" fo:text-indent="0in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="100%" fo:margin-left="0.2756in" fo:margin-right="0in" fo:margin-top="0in" fo:margin-bottom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="100%" fo:margin-left="0.472in" fo:margin-right="0in" fo:margin-top="0in" fo:margin-bottom="0in" fo:text-indent="0in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="100%" fo:margin-left="0.1181in" fo:margin-right="0in" fo:margin-top="0in" fo:margin-bottom="0in" fo:text-indent="0in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008in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="100%" fo:margin-left="0in" fo:margin-right="0in" fo:margin-top="0in" fo:margin-bottom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008in solid #000000" style:shadow="none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Tests\Testing\Template<text:tab/><text:tab/><text:tab/><text:page-number text:select-page="current">10</text:page-number><text:tab/><text:tab/><text:tab/><text:date style:data-style-name="N76" text:date-value="2013-09-28T11:04:55.38" text:fixed="true">September 28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0:43:21</meta:creation-date>
    <dc:title>Class Documentation</dc:title>
    <meta:editing-duration>P2DT17H10M50S</meta:editing-duration>
    <meta:editing-cycles>115</meta:editing-cycles>
    <meta:generator>OpenOffice/4.0.0$Win32 OpenOffice.org_project/400m3$Build-9702</meta:generator>
    <meta:initial-creator>Jay Wheeler</meta:initial-creator>
    <dc:date>2013-10-07T07:56:11.04</dc:date>
    <dc:creator>Jay Wheeler</dc:creator>
    <meta:document-statistic meta:table-count="2" meta:image-count="0" meta:object-count="0" meta:page-count="10" meta:paragraph-count="270" meta:word-count="1254" meta:character-count="8965"/>
    <meta:template xlink:type="simple" xlink:actuate="onRequest" xlink:title="Class Documentation" xlink:href="../Class%20Documentation.ott" meta:date="2012-06-02T16:17:56"/>
  </office:meta>
</office:document-meta>
</file>